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none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5-01-20" calcext:value-type="date">
            <text:p>20/01/2015</text:p>
          </table:table-cell>
          <table:table-cell table:style-name="ce8" office:value-type="string" calcext:value-type="string">
            <text:p>Livro Java <text:span text:style-name="T1">Application</text:span> <text:span text:style-name="T1">Architecture</text:span> – <text:span text:style-name="T1">Modularity</text:span> <text:span text:style-name="T1">Patterns</text:span> <text:span text:style-name="T1">with</text:span> <text:span text:style-name="T1">Examples</text:span> <text:span text:style-name="T1">Using</text:span> OSGi</text:p>
          </table:table-cell>
          <table:table-cell table:style-name="ce9" office:value-type="currency" office:currency="BRL" office:value="52.11" calcext:value-type="currency">
            <text:p>R$ 52,11</text:p>
          </table:table-cell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15-02-02" calcext:value-type="date">
            <text:p>0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1.1" calcext:value-type="currency">
            <text:p>R$ 1,10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15-03-26" calcext:value-type="date">
            <text:p>26/03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0.7" calcext:value-type="currency">
            <text:p>R$ 0,70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3.5" calcext:value-type="currency">
            <text:p>R$ 3,50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15-05-04" calcext:value-type="date">
            <text:p>04/05/2015</text:p>
          </table:table-cell>
          <table:table-cell table:style-name="ce8" office:value-type="string" calcext:value-type="string">
            <text:p>Impressão de artigos sobre OSGi</text:p>
          </table:table-cell>
          <table:table-cell table:style-name="ce9" office:value-type="currency" office:currency="BRL" office:value="5.6" calcext:value-type="currency">
            <text:p>R$ 5,60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8" office:value-type="string" calcext:value-type="string">
            <text:p>Impressão e encadernação qualificação</text:p>
          </table:table-cell>
          <table:table-cell table:style-name="ce9" office:value-type="currency" office:currency="BRL" office:value="22.6" calcext:value-type="currency">
            <text:p>R$ 22,60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15-07-27" calcext:value-type="date">
            <text:p>27/07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15-08-10" calcext:value-type="date">
            <text:p>10/08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6.4" calcext:value-type="currency">
            <text:p>R$ 6,40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Compra de domínio (Registro.br)</text:p>
          </table:table-cell>
          <table:table-cell table:style-name="ce9" office:value-type="currency" office:currency="BRL" office:value="30" calcext:value-type="currency">
            <text:p>R$ 30,00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13.83" calcext:value-type="currency">
            <text:p>R$ 13,83</text:p>
          </table:table-cell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15-08-27" calcext:value-type="date">
            <text:p>27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15-08-03" calcext:value-type="date">
            <text:p>03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5.1" calcext:value-type="currency">
            <text:p>R$ 5,10</text:p>
          </table:table-cell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13" calcext:value-type="currency">
            <text:p>R$ 42,13</text:p>
          </table:table-cell>
        </table:table-row>
        <table:table-row table:style-name="ro4" table:number-rows-repeated="6">
          <table:table-cell table:style-name="ce4"/>
          <table:table-cell table:style-name="ce6"/>
          <table:table-cell table:style-name="ce8"/>
          <table:table-cell table:style-name="ce9"/>
        </table:table-row>
        <table:table-row table:style-name="ro6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0" table:formula="of:=SUM([.D4:.D24])" office:value-type="currency" office:currency="BRL" office:value="190.97" calcext:value-type="currency">
            <text:p>R$ 190,97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2" table:number-rows-repeated="104854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 style:data-style-name="N2" text:time-value="12:00:43.084670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3.2$Linux_X86_64 LibreOffice_project/430m0$Build-2</meta:generator>
    <dc:date>2015-09-06T12:13:58.892104614</dc:date>
    <meta:editing-duration>PT3H5M7S</meta:editing-duration>
    <meta:editing-cycles>40</meta:editing-cycles>
    <dc:creator>Felipe Prado</dc:creator>
    <meta:document-statistic meta:table-count="1" meta:cell-count="67" meta:object-count="0"/>
  </office:meta>
</office:document-meta>
</file>